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5cb" officeooo:paragraph-rsid="0018b5cb"/>
    </style:style>
    <style:style style:name="P2" style:family="paragraph" style:parent-style-name="Standard">
      <style:text-properties officeooo:rsid="001919b3" officeooo:paragraph-rsid="001919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Data Application Development – Project Proposal</text:p>
      <text:p text:style-name="P1"/>
      <text:p text:style-name="P2">Scala and Spark</text:p>
      <text:p text:style-name="P1"/>
      <text:p text:style-name="P1">Mllib – for Machine Learning</text:p>
      <text:p text:style-name="P1">GraphX – for Graph Processing</text:p>
      <text:p text:style-name="P1">Flume -for Data Ingest</text:p>
      <text:p text:style-name="P1">Sqoop – for Data transform between HDSF and RDBMS</text:p>
      <text:p text:style-name="P1">D3 and Tableau - Visualiz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2:03:43.280134953</meta:creation-date>
    <dc:date>2017-06-21T03:37:59.648187134</dc:date>
    <meta:editing-duration>PT1H34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34" meta:character-count="224" meta:non-whitespace-character-count="193"/>
  </office:meta>
</office:document-meta>
</file>